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399"/>SNU developer log day 399</text:h>
      <text:p text:style-name="P2">I had issues with being tense again today. I didn't have to go to school again today, and I took another day off. Today, I did less commits than yesterday, but more work was put into the 24 commits. I worked on an about/credits page, documentation, a new web device manager, and 2 browser sniffing script updates. I also decided to fix the misspell of "entry" in the page/filename of the update log entries from March 4th onward.</text:p>
      <text:p text:style-name="P2">I have began planning on April Fools jokes for this year, I came up with another idea based on something I found on GitHub (From r/programmerhumor) this years april fools joke will actually be comedic, and have effort put in, there will be 2 difficulties for it: average computer user, and slightly above average computer user comprehension. This is just the comprehension level.</text:p>
      <text:p text:style-name="Text_20_body"><text:span text:style-name="T1">Sean Patrick Myrick on March 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31:00.835000000</meta:creation-date>
    <dc:date>2020-03-05T15:31:27.199000000</dc:date>
    <meta:editing-duration>PT26S</meta:editing-duration>
    <meta:editing-cycles>1</meta:editing-cycles>
    <meta:document-statistic meta:table-count="0" meta:image-count="0" meta:object-count="0" meta:page-count="1" meta:paragraph-count="4" meta:word-count="153" meta:character-count="870" meta:non-whitespace-character-count="721"/>
    <meta:generator>LibreOffice/6.1.2.1$Windows_X86_64 LibreOffice_project/65905a128db06ba48db947242809d14d3f9a93fe</meta:generator>
  </office:meta>
</office:document-meta>
</file>